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Line</text:h>
      <text:p text:style-name="Text_20_body">Description of project line.</text:p>
      <text:p text:style-name="Project_20_Box"><text:span text:style-name="T1">Begin</text:span>: 2006-01-01<text:tab/><text:span text:style-name="T1">End</text:span>: 2006-01-01<text:tab/><text:span text:style-name="T1">Duration</text:span>: 3<text:tab/><text:span text:style-name="T1">Location</text:span>: Paris<text:tab/></text:p>
      <text:p text:style-name="Project_20_Box"><text:span text:style-name="T1">Resources</text:span>: JP Smets, B. Faye</text:p>
      <text:p text:style-name="Project_20_Box"><text:span text:style-name="T1">Result</text:span>: description of result</text:p>
      <text:h text:style-name="Heading_20_2" text:outline-level="2">Project Line</text:h>
      <text:h text:style-name="Heading_20_3" text:outline-level="3">Project Line</text:h>
      <text:h text:style-name="Heading_20_4" text:outline-level="4">Project Line</text:h>
      <text:h text:style-name="Heading_20_5" text:outline-level="5">Project Line</text:h>
      <text:h text:style-name="Heading_20_6" text:outline-level="6">Project Line</text:h>
      <text:h text:style-name="Heading_20_7" text:outline-level="7">Project Line</text:h>
      <text:h text:style-name="Heading_20_8" text:outline-level="8">Project Line</text:h>
      <text:h text:style-name="Heading_20_9" text:outline-level="9">Project Lin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Arial2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oject_20_Box" style:display-name="Project Box" style:family="paragraph" style:parent-style-name="Text_20_body" style:class="text">
      <style:paragraph-properties fo:padding="0.15cm" fo:border="0.018cm solid #000000" style:shadow="#808080 0.18cm 0.18cm"/>
      <style:text-properties style:font-name="Arial1" fo:font-size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4-19T23:39:01</meta:creation-date>
    <dc:date>2006-04-20T00:13:41</dc:date>
    <dc:language>fr-FR</dc:language>
    <meta:editing-cycles>4</meta:editing-cycles>
    <meta:editing-duration>PT34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43" meta:character-count="255"/>
  </office:meta>
</office:document-meta>
</file>